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16605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448" calcext:value-type="float">
            <text:p>43.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605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776" calcext:value-type="float">
            <text:p>43.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605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392" calcext:value-type="float">
            <text:p>42.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605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92" calcext:value-type="float">
            <text:p>43.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605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488" calcext:value-type="float">
            <text:p>42.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605</text:p>
          </table:table-cell>
          <table:table-cell office:value-type="string" calcext:value-type="string">
            <text:p>202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605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624" calcext:value-type="float">
            <text:p>42.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605</text:p>
          </table:table-cell>
          <table:table-cell office:value-type="string" calcext:value-type="string">
            <text:p>201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952" calcext:value-type="float">
            <text:p>41.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605</text:p>
          </table:table-cell>
          <table:table-cell office:value-type="string" calcext:value-type="string">
            <text:p>201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2" calcext:value-type="float">
            <text:p>41.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605</text:p>
          </table:table-cell>
          <table:table-cell office:value-type="string" calcext:value-type="string">
            <text:p>201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4384" calcext:value-type="float">
            <text:p>41.9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605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4216" calcext:value-type="float">
            <text:p>42.1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605</text:p>
          </table:table-cell>
          <table:table-cell office:value-type="string" calcext:value-type="string">
            <text:p>201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1984" calcext:value-type="float">
            <text:p>41.7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605</text:p>
          </table:table-cell>
          <table:table-cell office:value-type="string" calcext:value-type="string">
            <text:p>201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605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98" calcext:value-type="float">
            <text:p>40.3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605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58" calcext:value-type="float">
            <text:p>38.7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605</text:p>
          </table:table-cell>
          <table:table-cell office:value-type="string" calcext:value-type="string">
            <text:p>200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2416" calcext:value-type="float">
            <text:p>39.1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605</text:p>
          </table:table-cell>
          <table:table-cell office:value-type="string" calcext:value-type="string">
            <text:p>200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5784" calcext:value-type="float">
            <text:p>37.89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605</text:p>
          </table:table-cell>
          <table:table-cell office:value-type="string" calcext:value-type="string">
            <text:p>200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3616" calcext:value-type="float">
            <text:p>37.31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605</text:p>
          </table:table-cell>
          <table:table-cell office:value-type="string" calcext:value-type="string">
            <text:p>200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94" calcext:value-type="float">
            <text:p>37.1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605</text:p>
          </table:table-cell>
          <table:table-cell office:value-type="string" calcext:value-type="string">
            <text:p>200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5584" calcext:value-type="float">
            <text:p>36.29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605</text:p>
          </table:table-cell>
          <table:table-cell office:value-type="string" calcext:value-type="string">
            <text:p>200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4216" calcext:value-type="float">
            <text:p>34.4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605</text:p>
          </table:table-cell>
          <table:table-cell office:value-type="string" calcext:value-type="string">
            <text:p>200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605</text:p>
          </table:table-cell>
          <table:table-cell office:value-type="string" calcext:value-type="string">
            <text:p>200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4016" calcext:value-type="float">
            <text:p>32.89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605</text:p>
          </table:table-cell>
          <table:table-cell office:value-type="string" calcext:value-type="string">
            <text:p>199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6984" calcext:value-type="float">
            <text:p>32.25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605</text:p>
          </table:table-cell>
          <table:table-cell office:value-type="string" calcext:value-type="string">
            <text:p>199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7216" calcext:value-type="float">
            <text:p>31.8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605</text:p>
          </table:table-cell>
          <table:table-cell office:value-type="string" calcext:value-type="string">
            <text:p>199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38" calcext:value-type="float">
            <text:p>30.4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605</text:p>
          </table:table-cell>
          <table:table-cell office:value-type="string" calcext:value-type="string">
            <text:p>199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3784" calcext:value-type="float">
            <text:p>29.5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605</text:p>
          </table:table-cell>
          <table:table-cell office:value-type="string" calcext:value-type="string">
            <text:p>199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1" calcext:value-type="float">
            <text:p>27.0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605</text:p>
          </table:table-cell>
          <table:table-cell office:value-type="string" calcext:value-type="string">
            <text:p>199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7392" calcext:value-type="float">
            <text:p>26.37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605</text:p>
          </table:table-cell>
          <table:table-cell office:value-type="string" calcext:value-type="string">
            <text:p>199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2576" calcext:value-type="float">
            <text:p>25.1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605</text:p>
          </table:table-cell>
          <table:table-cell office:value-type="string" calcext:value-type="string">
            <text:p>199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4416" calcext:value-type="float">
            <text:p>24.6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8" meta:object-count="0"/>
    <meta:user-defined meta:name="AppVersion">3.0</meta:user-defined>
  </office:meta>
</office:document-meta>
</file>